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ec2a6" officeooo:paragraph-rsid="001ec2a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8442" officeooo:paragraph-rsid="001f844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0fe31" officeooo:paragraph-rsid="001f844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ec2a6" officeooo:paragraph-rsid="001ec2a6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a933" loext:opacity="100%" fo:font-size="20pt" fo:font-weight="bold" officeooo:rsid="001ec2a6" officeooo:paragraph-rsid="001ec2a6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933" loext:opacity="100%" fo:font-size="18pt" fo:font-weight="bold" officeooo:rsid="001ec2a6" officeooo:paragraph-rsid="001ec2a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a933" loext:opacity="100%" fo:font-size="15pt" fo:font-weight="bold" officeooo:rsid="001ec2a6" officeooo:paragraph-rsid="001ec2a6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a933" loext:opacity="100%" fo:font-size="15pt" fo:font-weight="bold" officeooo:rsid="0020fe31" officeooo:paragraph-rsid="0020fe31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officeooo:rsid="001ec2a6" officeooo:paragraph-rsid="001ec2a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0fe31" officeooo:paragraph-rsid="001f844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0fe31" officeooo:paragraph-rsid="0020fe31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b11e9" officeooo:paragraph-rsid="002b11e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c5a0c" officeooo:paragraph-rsid="002c5a0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3569a" officeooo:paragraph-rsid="0023569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a933" loext:opacity="100%" fo:font-size="15pt" fo:font-weight="bold" officeooo:rsid="0023569a" officeooo:paragraph-rsid="0023569a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3569a" officeooo:paragraph-rsid="0023569a" style:font-size-asian="12pt" style:font-weight-asian="normal" style:font-size-complex="12pt" style:font-weight-complex="normal"/>
    </style:style>
    <style:style style:name="T1" style:family="text">
      <style:text-properties fo:color="#00a933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8442" style:font-weight-asian="bold" style:font-weight-complex="bold"/>
    </style:style>
    <style:style style:name="T4" style:family="text">
      <style:text-properties fo:font-weight="bold" officeooo:rsid="0020fe31" style:font-weight-asian="bold" style:font-weight-complex="bold"/>
    </style:style>
    <style:style style:name="T5" style:family="text">
      <style:text-properties fo:font-weight="bold" officeooo:rsid="00249684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officeooo:rsid="0023569a"/>
    </style:style>
    <style:style style:name="T9" style:family="text">
      <style:text-properties officeooo:rsid="0020fe31"/>
    </style:style>
    <style:style style:name="T10" style:family="text">
      <style:text-properties officeooo:rsid="00249684"/>
    </style:style>
    <style:style style:name="T11" style:family="text">
      <style:text-properties officeooo:rsid="0027c0e2"/>
    </style:style>
    <style:style style:name="T12" style:family="text">
      <style:text-properties officeooo:rsid="0027f0e4"/>
    </style:style>
    <style:style style:name="T13" style:family="text">
      <style:text-properties officeooo:rsid="0028ad44"/>
    </style:style>
    <style:style style:name="T14" style:family="text">
      <style:text-properties officeooo:rsid="0028f7a7"/>
    </style:style>
    <style:style style:name="T15" style:family="text">
      <style:text-properties officeooo:rsid="00297424"/>
    </style:style>
    <style:style style:name="T16" style:family="text">
      <style:text-properties officeooo:rsid="002c5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známky</text:p>
      <text:p text:style-name="P8">Teória:</text:p>
      <text:p text:style-name="P11"><text:span text:style-name="T2">- npm </text:span>= Node package manager</text:p>
      <text:p text:style-name="P11">- <text:span text:style-name="T15">na github dávať len funkčný bezchybný kód</text:span></text:p>
      <text:p text:style-name="P4"/>
      <text:p text:style-name="P7">Commands: </text:p>
      <text:p text:style-name="P1">- ls – vypis subory</text:p>
      <text:p text:style-name="P1">- cd – prejdi do suboru</text:p>
      <text:p text:style-name="P1">- <text:span text:style-name="T8">npm run build – </text:span><text:span text:style-name="T10">kompiluje produkčný server </text:span></text:p>
      <text:p text:style-name="P1">- <text:span text:style-name="T8">npm start - </text:span></text:p>
      <text:p text:style-name="P1">-<text:span text:style-name="T2"> </text:span><text:span text:style-name="T3">npm run dev – </text:span><text:span text:style-name="T4">zapnúť server </text:span><text:span text:style-name="T5">v dev mode (pre developerov)</text:span></text:p>
      <text:p text:style-name="P14"><text:span text:style-name="T9">- n</text:span>pm install @mui/material @emotion/react @emotion/styled</text:p>
      <text:p text:style-name="P14">- npm install @fontsource/roboto <text:s text:c="9"/>// inštaluje font Roboto</text:p>
      <text:p text:style-name="P1"/>
      <text:p text:style-name="P1"/>
      <text:p text:style-name="P6">SETUP</text:p>
      <text:p text:style-name="P1"/>
      <text:p text:style-name="P2"><text:span text:style-name="T7">Na vytvorenie projektu pouzi:</text:span><text:span text:style-name="T1"> <text:s/></text:span><text:span text:style-name="T6">npx </text:span><text:a xlink:type="simple" xlink:href="mailto:create-next-app@latest" text:style-name="Internet_20_link" text:visited-style-name="Visited_20_Internet_20_Link">create-next-app@latest</text:a></text:p>
      <text:p text:style-name="P3"/>
      <text:p text:style-name="P3">Projekt uploadneme pomocou gitu na <text:span text:style-name="T2">github</text:span>.</text:p>
      <text:p text:style-name="P3">Z githubu dame projekt na <text:span text:style-name="T2">Vercel</text:span>.</text:p>
      <text:p text:style-name="P3"/>
      <text:p text:style-name="P3"><text:span text:style-name="T2">Vercel</text:span> – server hosting</text:p>
      <text:p text:style-name="P12"><text:span text:style-name="T16">- n</text:span>a stranke Vercel.com vytvoreny ucet cez mail</text:p>
      <text:p text:style-name="P13">- je potrebne autorizovat github</text:p>
      <text:p text:style-name="P13">- importujem vercel do svojho projektu</text:p>
      <text:p text:style-name="P13">- deploynem projekt… (server sa automaticky updatuje podľa úprav na githube)</text:p>
      <text:p text:style-name="P3"/>
      <text:p text:style-name="P15">Git commands</text:p>
      <text:p text:style-name="P16">- git init </text:p>
      <text:p text:style-name="P16">- git branch -m main <text:s text:c="8"/><text:span text:style-name="T11">(premenovanie branchu)</text:span></text:p>
      <text:p text:style-name="P16">- git config –global user.name „<text:span text:style-name="T11">Your Name“</text:span> <text:s text:c="8"/>// username <text:span text:style-name="T11">ten co mam na</text:span> github<text:span text:style-name="T11">e</text:span></text:p>
      <text:p text:style-name="P16">- git config –global user.email „<text:span text:style-name="T12">example@gmail.com“</text:span></text:p>
      <text:p text:style-name="P16">- <text:span text:style-name="T13">git remote -v <text:s text:c="6"/>(na kontrolu ci je git spravne nakonfigurovany)</text:span></text:p>
      <text:p text:style-name="P16">- <text:span text:style-name="T14">git add . <text:s text:c="14"/>(pridať všetko zo zložky)</text:span>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19.478350939</meta:creation-date>
    <meta:generator>LibreOffice/24.2.5.2$Linux_X86_64 LibreOffice_project/420$Build-2</meta:generator>
    <dc:date>2024-09-26T09:27:47.325645008</dc:date>
    <meta:editing-duration>PT1H7M48S</meta:editing-duration>
    <meta:editing-cycles>9</meta:editing-cycles>
    <meta:document-statistic meta:table-count="0" meta:image-count="0" meta:object-count="0" meta:page-count="1" meta:paragraph-count="28" meta:word-count="165" meta:character-count="1061" meta:non-whitespace-character-count="869"/>
  </office:meta>
</office:document-meta>
</file>